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nal Project Report<text:line-break/>The Final Project Report must contain the following 5 sections, each clearly delineated from the others. <text:s/>Upload it in a file named Partner1Name_Partner2Name_ProjectName.docx (or .pdf).<text:line-break/><text:line-break/>1- <text:s text:c="2"/>A cover page with <text:line-break/>a.<text:tab/>university name, department name, course code# and course name at the top<text:line-break/>b.<text:tab/>Project Name in the upper middle in large letters<text:line-break/>c.<text:tab/>names and ID #s and Section #s of the group members in the lower middle<text:line-break/>d.<text:tab/>date of the report submission at the bottom<text:line-break/><text:line-break/>2- <text:s text:c="2"/>A block diagram of the project, showing the top level design of the system. All parts of the system should be represented in the block diagram. <text:s/>All blocks should have a name. <text:s/>All inputs to and outputs from all blocks should be named, the number of bits clearly marked and identified as specifically as possible. <text:line-break/><text:line-break/>3- <text:s/>For each block in the top-level block diagram, have a sub-section that gives the following:<text:line-break/>a.<text:tab/>the function of the block—in a sentence, what does the block do?<text:line-break/>b.<text:tab/>the timing of the block’s inputs and outputs—what timing constraints (if any) are there, regarding frequency, delay, rate of data input/output, delay, etc<text:line-break/>c.<text:tab/>the description of the block—in a paragraph, how does it do its function?<text:line-break/><text:line-break/>4-References:<text:line-break/>a. for each portion of code in your project that was used directly from another source--identify where that code is used (in which block, in what portion of that block), and state the source of the code.<text:line-break/> <text:s text:c="3"/>b. <text:s text:c="2"/>for each portion of code in your project that was modified or translated from another source--identify where that code is used (in which block, in what portion of that block), and state the source of the code.<text:line-break/> <text:s text:c="3"/>c. <text:s text:c="2"/>for each piece of hardware that you obtained from outside Bilkent--identify where that hardware is used (in which block, in what portion of that block), and tell where you obtained it from, and its cost.<text:line-break/><text:line-break/>5- Appendices: <text:line-break/>a.<text:tab/>For each block in your system, the actual design implementation (i.e. the code or circuits that implement it). <text:s/>Code listings should be well-labeled, organized and readable. Circuit diagrams should also be clear and understandable.<text:line-break/>b.<text:tab/>For any hardware parts you used, the data sheets of those par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7T22:22:56.774000000</dc:date>
    <meta:editing-duration>PT8S</meta:editing-duration>
    <meta:editing-cycles>1</meta:editing-cycles>
    <meta:document-statistic meta:table-count="0" meta:image-count="0" meta:object-count="0" meta:page-count="1" meta:paragraph-count="1" meta:word-count="372" meta:character-count="2175" meta:non-whitespace-character-count="1781"/>
    <meta:generator>LibreOffice/5.4.1.2$Windows_X86_64 LibreOffice_project/ea7cb86e6eeb2bf3a5af73a8f7777ac570321527</meta:generator>
  </office:meta>
</office:document-meta>
</file>